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50.19mm" svg:y="2.05mm">
            <draw:object draw:notify-on-update-of-ranges="Sheet1.A4:Sheet1.A5 Sheet1.B3:Sheet1.B3 Sheet1.B4:Sheet1.B5 Sheet1.C3:Sheet1.C3 Sheet1.C4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152.48mm" svg:y="117.27mm">
            <draw:object draw:notify-on-update-of-ranges="Sheet1.A31:Sheet1.A32 Sheet1.B30:Sheet1.B30 Sheet1.B31:Sheet1.B32 Sheet1.C30:Sheet1.C30 Sheet1.C31:Sheet1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0mm" svg:height="50mm" svg:x="143.67mm" svg:y="182.69mm">
            <draw:object draw:notify-on-update-of-ranges="Sheet1.B44:Sheet1.C44 Sheet1.A45:Sheet1.A45 Sheet1.B45:Sheet1.C45 Sheet1.A46:Sheet1.A46 Sheet1.B46:Sheet1.C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0mm" svg:height="50mm" svg:x="119.19mm" svg:y="247.14mm">
            <draw:object draw:notify-on-update-of-ranges="Sheet1.A59:Sheet1.A60 Sheet1.B58:Sheet1.B58 Sheet1.B59:Sheet1.B60 Sheet1.C58:Sheet1.C58 Sheet1.C59:Sheet1.C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0mm" svg:height="50mm" svg:x="115.89mm" svg:y="307.97mm">
            <draw:object draw:notify-on-update-of-ranges="Sheet1.A72:Sheet1.A73 Sheet1.B71:Sheet1.B71 Sheet1.B72:Sheet1.B73 Sheet1.C71:Sheet1.C71 Sheet1.C72:Sheet1.C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0mm" svg:height="50mm" svg:x="134.3mm" svg:y="406.53mm">
            <draw:object draw:notify-on-update-of-ranges="Sheet1.A94:Sheet1.A98 Sheet1.B93:Sheet1.B93 Sheet1.B94:Sheet1.B98 Sheet1.C93:Sheet1.C93 Sheet1.C94:Sheet1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0mm" svg:height="50mm" svg:x="126.33mm" svg:y="61.29mm">
            <draw:object draw:notify-on-update-of-ranges="Sheet1.A16:Sheet1.A16 Sheet1.B16:Sheet1.B16 Sheet1.A17:Sheet1.A17 Sheet1.B17:Sheet1.B17 Sheet1.A18:Sheet1.A18 Sheet1.B18:Sheet1.B18 Sheet1.A19:Sheet1.A19 Sheet1.B19:Sheet1.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887" calcext:value-type="float">
            <text:p>0.887</text:p>
          </table:table-cell>
          <table:table-cell office:value-type="float" office:value="9.289" calcext:value-type="float">
            <text:p>9.28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409" calcext:value-type="float">
            <text:p>0.409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.546" calcext:value-type="float">
            <text:p>10.546</text:p>
          </table:table-cell>
          <table:table-cell office:value-type="float" office:value="94.972" calcext:value-type="float">
            <text:p>94.972</text:p>
          </table:table-cell>
          <table:table-cell/>
        </table:table-row>
        <table:table-row table:style-name="ro1">
          <table:table-cell/>
          <table:table-cell office:value-type="float" office:value="24.841" calcext:value-type="float">
            <text:p>24.841</text:p>
          </table:table-cell>
          <table:table-cell office:value-type="float" office:value="5.411" calcext:value-type="float">
            <text:p>5.41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Java mu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8.714" calcext:value-type="float">
            <text:p>8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4.274" calcext:value-type="float">
            <text:p>4.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phore</text:p>
          </table:table-cell>
          <table:table-cell office:value-type="float" office:value="4.555" calcext:value-type="float">
            <text:p>4.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float" office:value="5.411" calcext:value-type="float">
            <text:p>5.41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100000 phases, c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rr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phores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3.913" calcext:value-type="float">
            <text:p>3.913</text:p>
          </table:table-cell>
          <table:table-cell office:value-type="float" office:value="3.074" calcext:value-type="float">
            <text:p>3.074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8.143" calcext:value-type="float">
            <text:p>8.143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.695" calcext:value-type="float">
            <text:p>1.695</text:p>
          </table:table-cell>
          <table:table-cell office:value-type="float" office:value="1.012" calcext:value-type="float">
            <text:p>1.012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1.64" calcext:value-type="float">
            <text:p>1.64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 (10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Philosophers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 (20)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Lock (20)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>
          <table:table-cell office:value-type="string" calcext:value-type="string">
            <text:p>native (100)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Lock (100)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5" calcext:value-type="float">
            <text:p>1.695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25" calcext:value-type="float">
            <text:p>2.025</text:p>
          </table:table-cell>
          <table:table-cell office:value-type="float" office:value="2.672" calcext:value-type="float">
            <text:p>2.6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57" calcext:value-type="float">
            <text:p>4.157</text:p>
          </table:table-cell>
          <table:table-cell office:value-type="float" office:value="5.728" calcext:value-type="float">
            <text:p>5.7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.2</text:p>
          </table:table-cell>
          <table:table-cell office:value-type="float" office:value="15.572" calcext:value-type="float">
            <text:p>15.5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30.232" calcext:value-type="float">
            <text:p>30.232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barriers, c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phore, POSIX threads</text:p>
          </table:table-cell>
          <table:table-cell office:value-type="float" office:value="3.913" calcext:value-type="float">
            <text:p>3.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, Posix Threads</text:p>
          </table:table-cell>
          <table:table-cell office:value-type="float" office:value="3.074" calcext:value-type="float">
            <text:p>3.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, Java</text:p>
          </table:table-cell>
          <table:table-cell office:value-type="float" office:value="4.269" calcext:value-type="float">
            <text:p>4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s, Go</text:p>
          </table:table-cell>
          <table:table-cell office:value-type="float" office:value="0.696" calcext:value-type="float">
            <text:p>0.69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hilosop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.695" calcext:value-type="float">
            <text:p>1.695</text:p>
          </table:table-cell>
          <table:table-cell office:value-type="float" office:value="1.012" calcext:value-type="float">
            <text:p>1.012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1.64" calcext:value-type="float">
            <text:p>1.64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.353" calcext:value-type="float">
            <text:p>1.353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6.393" calcext:value-type="float">
            <text:p>6.393</text:p>
          </table:table-cell>
          <table:table-cell office:value-type="float" office:value="4.248" calcext:value-type="float">
            <text:p>4.248</text:p>
          </table:table-cell>
          <table:table-cell/>
        </table:table-row>
        <table:table-row table:style-name="ro1">
          <table:table-cell office:value-type="string" calcext:value-type="string">
            <text:p>provider</text:p>
          </table:table-cell>
          <table:table-cell office:value-type="float" office:value="4.328" calcext:value-type="float">
            <text:p>4.328</text:p>
          </table:table-cell>
          <table:table-cell office:value-type="float" office:value="3.683" calcext:value-type="float">
            <text:p>3.68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prov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5" calcext:value-type="float">
            <text:p>1.695</text:p>
          </table:table-cell>
          <table:table-cell office:value-type="float" office:value="1.353" calcext:value-type="float">
            <text:p>1.353</text:p>
          </table:table-cell>
          <table:table-cell office:value-type="float" office:value="4.328" calcext:value-type="float">
            <text:p>4.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25" calcext:value-type="float">
            <text:p>2.025</text:p>
          </table:table-cell>
          <table:table-cell office:value-type="float" office:value="2.995" calcext:value-type="float">
            <text:p>2.995</text:p>
          </table:table-cell>
          <table:table-cell office:value-type="float" office:value="8.468" calcext:value-type="float">
            <text:p>8.4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57" calcext:value-type="float">
            <text:p>4.157</text:p>
          </table:table-cell>
          <table:table-cell office:value-type="float" office:value="5.952" calcext:value-type="float">
            <text:p>5.952</text:p>
          </table:table-cell>
          <table:table-cell office:value-type="float" office:value="16.835" calcext:value-type="float">
            <text:p>16.8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.2</text:p>
          </table:table-cell>
          <table:table-cell office:value-type="float" office:value="17.44" calcext:value-type="float">
            <text:p>17.44</text:p>
          </table:table-cell>
          <table:table-cell office:value-type="float" office:value="42.553" calcext:value-type="float">
            <text:p>42.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64.493" calcext:value-type="float">
            <text:p>64.493</text:p>
          </table:table-cell>
          <table:table-cell office:value-type="float" office:value="108.07" calcext:value-type="float">
            <text:p>108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4:03:59.350987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6-01T14:55:25.495655170</dc:date>
    <dc:creator>Ricardo Galli</dc:creator>
    <meta:editing-duration>PT13H21M29S</meta:editing-duration>
    <meta:editing-cycles>24</meta:editing-cycles>
    <meta:generator>LibreOffice/4.4.2.2$Linux_X86_64 LibreOffice_project/40m0$Build-2</meta:generator>
    <meta:document-statistic meta:table-count="1" meta:cell-count="14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08cm" svg:y="1.952cm" style:legend-expansion="high" chart:style-name="ch2"/>
        <chart:plot-area chart:style-name="ch3" table:cell-range-address="Sheet1.A3:Sheet1.C5" chart:data-source-has-labels="both" svg:x="0.36cm" svg:y="0.1cm" svg:width="15.388cm" svg:height="4.801cm">
          <chartooo:coordinate-region svg:x="0.981cm" svg:y="0.299cm" svg:width="14.767cm" svg:height="3.95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3:Sheet1.B3" chart:class="chart:bar">
            <chart:data-point chart:repeated="2"/>
          </chart:series>
          <chart:series chart:style-name="ch8" chart:values-cell-range-address="Sheet1.C4:Sheet1.C5" chart:label-cell-address="Sheet1.C3:Sheet1.C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3:Sheet1.B3</svg:desc>
                </draw:g>
              </table:table-cell>
              <table:table-cell office:value-type="string">
                <text:p>monito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4:Sheet1.A5</svg:desc>
                </draw:g>
              </table:table-cell>
              <table:table-cell office:value-type="float" office:value="0.887">
                <text:p>0.887</text:p>
                <draw:g>
                  <svg:desc>Sheet1.B4:Sheet1.B5</svg:desc>
                </draw:g>
              </table:table-cell>
              <table:table-cell office:value-type="float" office:value="9.289">
                <text:p>9.289</text:p>
                <draw:g>
                  <svg:desc>Sheet1.C4:Sheet1.C5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409">
                <text:p>0.409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38cm" svg:y="1.454cm" style:legend-expansion="high" chart:style-name="ch2"/>
        <chart:plot-area chart:style-name="ch3" table:cell-range-address="Sheet1.A16:Sheet1.B19" chart:data-source-has-labels="column" svg:x="0.36cm" svg:y="0.1cm" svg:width="14.118cm" svg:height="4.801cm">
          <chartooo:coordinate-region svg:x="0.981cm" svg:y="0.299cm" svg:width="13.497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A16:Sheet1.A16" chart:class="chart:bar">
            <chart:data-point/>
          </chart:series>
          <chart:series chart:style-name="ch8" chart:values-cell-range-address="Sheet1.B17:Sheet1.B17" chart:label-cell-address="Sheet1.A17:Sheet1.A17" chart:class="chart:bar">
            <chart:data-point/>
          </chart:series>
          <chart:series chart:style-name="ch9" chart:values-cell-range-address="Sheet1.B18:Sheet1.B18" chart:label-cell-address="Sheet1.A18:Sheet1.A18" chart:class="chart:bar">
            <chart:data-point/>
          </chart:series>
          <chart:series chart:style-name="ch10" chart:values-cell-range-address="Sheet1.B19:Sheet1.B19" chart:label-cell-address="Sheet1.A19:Sheet1.A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16:Sheet1.A16</svg:desc>
                </draw:g>
              </table:table-cell>
              <table:table-cell office:value-type="float" office:value="8.714">
                <text:p>8.714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lock</text:p>
                <draw:g>
                  <svg:desc>Sheet1.A17:Sheet1.A17</svg:desc>
                </draw:g>
              </table:table-cell>
              <table:table-cell office:value-type="float" office:value="4.274">
                <text:p>4.274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semaphore</text:p>
                <draw:g>
                  <svg:desc>Sheet1.A18:Sheet1.A18</svg:desc>
                </draw:g>
              </table:table-cell>
              <table:table-cell office:value-type="float" office:value="4.555">
                <text:p>4.555</text:p>
                <draw:g>
                  <svg:desc>Sheet1.B18:Sheet1.B18</svg:desc>
                </draw:g>
              </table:table-cell>
            </table:table-row>
            <table:table-row>
              <table:table-cell office:value-type="string">
                <text:p>synchronized</text:p>
                <draw:g>
                  <svg:desc>Sheet1.A19:Sheet1.A19</svg:desc>
                </draw:g>
              </table:table-cell>
              <table:table-cell office:value-type="float" office:value="5.411">
                <text:p>5.411</text:p>
                <draw:g>
                  <svg:desc>Sheet1.B19:Sheet1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67cm" svg:y="1.952cm" style:legend-expansion="high" chart:style-name="ch2"/>
        <chart:plot-area chart:style-name="ch3" table:cell-range-address="Sheet1.A30:Sheet1.C32" chart:data-source-has-labels="both" svg:x="0.36cm" svg:y="0.1cm" svg:width="14.647cm" svg:height="4.801cm">
          <chartooo:coordinate-region svg:x="0.796cm" svg:y="0.299cm" svg:width="14.211cm" svg:height="3.955cm"/>
          <chart:axis chart:dimension="x" chart:name="primary-x" chart:style-name="ch4" chartooo:axis-type="auto">
            <chartooo:date-scale/>
            <chart:categories table:cell-range-address="Sheet1.A31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2" chart:label-cell-address="Sheet1.B30:Sheet1.B30" chart:class="chart:bar">
            <chart:data-point chart:repeated="2"/>
          </chart:series>
          <chart:series chart:style-name="ch8" chart:values-cell-range-address="Sheet1.C31:Sheet1.C32" chart:label-cell-address="Sheet1.C30:Sheet1.C3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aphores</text:p>
                <draw:g>
                  <svg:desc>Sheet1.B30:Sheet1.B30</svg:desc>
                </draw:g>
              </table:table-cell>
              <table:table-cell office:value-type="string">
                <text:p>monitor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1:Sheet1.A32</svg:desc>
                </draw:g>
              </table:table-cell>
              <table:table-cell office:value-type="float" office:value="3.913">
                <text:p>3.913</text:p>
                <draw:g>
                  <svg:desc>Sheet1.B31:Sheet1.B32</svg:desc>
                </draw:g>
              </table:table-cell>
              <table:table-cell office:value-type="float" office:value="3.074">
                <text:p>3.074</text:p>
                <draw:g>
                  <svg:desc>Sheet1.C31:Sheet1.C32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.143">
                <text:p>8.143</text:p>
              </table:table-cell>
              <table:table-cell office:value-type="float" office:value="4.269">
                <text:p>4.2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44:Sheet1.C46" chart:data-source-has-labels="both" svg:x="0.36cm" svg:y="0.1cm" svg:width="15.6cm" svg:height="4.801cm">
          <chartooo:coordinate-region svg:x="1.087cm" svg:y="0.299cm" svg:width="14.873cm" svg:height="3.955cm"/>
          <chart:axis chart:dimension="x" chart:name="primary-x" chart:style-name="ch4" chartooo:axis-type="auto">
            <chartooo:date-scale/>
            <chart:categories table:cell-range-address="Sheet1.B44:Sheet1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C45" chart:label-cell-address="Sheet1.A45:Sheet1.A45" chart:class="chart:bar">
            <chart:data-point chart:repeated="2"/>
          </chart:series>
          <chart:series chart:style-name="ch8" chart:values-cell-range-address="Sheet1.B46:Sheet1.C46" chart:label-cell-address="Sheet1.A46:Sheet1.A4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44:Sheet1.C44</svg:desc>
                </draw:g>
              </table:table-cell>
              <table:table-cell office:value-type="string">
                <text:p>clock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45:Sheet1.A45</svg:desc>
                </draw:g>
              </table:table-cell>
              <table:table-cell office:value-type="float" office:value="1.695">
                <text:p>1.695</text:p>
                <draw:g>
                  <svg:desc>Sheet1.B45:Sheet1.C45</svg:desc>
                </draw:g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Lock</text:p>
                <draw:g>
                  <svg:desc>Sheet1.A46:Sheet1.A46</svg:desc>
                </draw:g>
              </table:table-cell>
              <table:table-cell office:value-type="float" office:value="1.64">
                <text:p>1.64</text:p>
                <draw:g>
                  <svg:desc>Sheet1.B46:Sheet1.C46</svg:desc>
                </draw:g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58:Sheet1.C60" chart:data-source-has-labels="both" svg:x="0.36cm" svg:y="0.1cm" svg:width="15.812cm" svg:height="4.801cm">
          <chartooo:coordinate-region svg:x="0.981cm" svg:y="0.299cm" svg:width="15.191cm" svg:height="3.955cm"/>
          <chart:axis chart:dimension="x" chart:name="primary-x" chart:style-name="ch4" chartooo:axis-type="auto">
            <chartooo:date-scale/>
            <chart:categories table:cell-range-address="Sheet1.A59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B60" chart:label-cell-address="Sheet1.B58:Sheet1.B58" chart:class="chart:bar">
            <chart:data-point chart:repeated="2"/>
          </chart:series>
          <chart:series chart:style-name="ch8" chart:values-cell-range-address="Sheet1.C59:Sheet1.C60" chart:label-cell-address="Sheet1.C58:Sheet1.C58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58:Sheet1.B58</svg:desc>
                </draw:g>
              </table:table-cell>
              <table:table-cell office:value-type="string">
                <text:p>real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59:Sheet1.A60</svg:desc>
                </draw:g>
              </table:table-cell>
              <table:table-cell office:value-type="float" office:value="19.038">
                <text:p>19.038</text:p>
                <draw:g>
                  <svg:desc>Sheet1.B59:Sheet1.B60</svg:desc>
                </draw:g>
              </table:table-cell>
              <table:table-cell office:value-type="float" office:value="13.745">
                <text:p>13.745</text:p>
                <draw:g>
                  <svg:desc>Sheet1.C59:Sheet1.C60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30.232">
                <text:p>30.232</text:p>
              </table:table-cell>
              <table:table-cell office:value-type="float" office:value="17.46">
                <text:p>17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71:Sheet1.C73" chart:data-source-has-labels="both" svg:x="0.36cm" svg:y="0.1cm" svg:width="15.812cm" svg:height="4.801cm">
          <chartooo:coordinate-region svg:x="0.796cm" svg:y="0.299cm" svg:width="15.376cm" svg:height="3.955cm"/>
          <chart:axis chart:dimension="x" chart:name="primary-x" chart:style-name="ch4" chartooo:axis-type="auto">
            <chartooo:date-scale/>
            <chart:categories table:cell-range-address="Sheet1.A72:Sheet1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73" chart:label-cell-address="Sheet1.B71:Sheet1.B71" chart:class="chart:bar">
            <chart:data-point chart:repeated="2"/>
          </chart:series>
          <chart:series chart:style-name="ch8" chart:values-cell-range-address="Sheet1.C72:Sheet1.C73" chart:label-cell-address="Sheet1.C71:Sheet1.C7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71:Sheet1.B71</svg:desc>
                </draw:g>
              </table:table-cell>
              <table:table-cell office:value-type="string">
                <text:p>real</text:p>
                <draw:g>
                  <svg:desc>Sheet1.C71:Sheet1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72:Sheet1.A73</svg:desc>
                </draw:g>
              </table:table-cell>
              <table:table-cell office:value-type="float" office:value="4.157">
                <text:p>4.157</text:p>
                <draw:g>
                  <svg:desc>Sheet1.B72:Sheet1.B73</svg:desc>
                </draw:g>
              </table:table-cell>
              <table:table-cell office:value-type="float" office:value="2.852">
                <text:p>2.852</text:p>
                <draw:g>
                  <svg:desc>Sheet1.C72:Sheet1.C73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5.728">
                <text:p>5.728</text:p>
              </table:table-cell>
              <table:table-cell office:value-type="float" office:value="3.408">
                <text:p>3.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93:Sheet1.C98" chart:data-source-has-labels="both" svg:x="0.36cm" svg:y="0.1cm" svg:width="15.6cm" svg:height="4.801cm">
          <chartooo:coordinate-region svg:x="0.981cm" svg:y="0.299cm" svg:width="14.979cm" svg:height="3.955cm"/>
          <chart:axis chart:dimension="x" chart:name="primary-x" chart:style-name="ch4" chartooo:axis-type="auto">
            <chartooo:date-scale/>
            <chart:categories table:cell-range-address="Sheet1.A94:Sheet1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98" chart:label-cell-address="Sheet1.B93:Sheet1.B93" chart:class="chart:bar">
            <chart:data-point chart:repeated="5"/>
          </chart:series>
          <chart:series chart:style-name="ch8" chart:values-cell-range-address="Sheet1.C94:Sheet1.C98" chart:label-cell-address="Sheet1.C93:Sheet1.C9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  <draw:g>
                  <svg:desc>Sheet1.B93:Sheet1.B93</svg:desc>
                </draw:g>
              </table:table-cell>
              <table:table-cell office:value-type="string">
                <text:p>Lock</text:p>
                <draw:g>
                  <svg:desc>Sheet1.C93:Sheet1.C9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94:Sheet1.A98</svg:desc>
                </draw:g>
              </table:table-cell>
              <table:table-cell office:value-type="float" office:value="1.695">
                <text:p>1.695</text:p>
                <draw:g>
                  <svg:desc>Sheet1.B94:Sheet1.B98</svg:desc>
                </draw:g>
              </table:table-cell>
              <table:table-cell office:value-type="float" office:value="1.64">
                <text:p>1.64</text:p>
                <draw:g>
                  <svg:desc>Sheet1.C94:Sheet1.C9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25">
                <text:p>2.025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57">
                <text:p>4.157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  <table:table-cell office:value-type="float" office:value="15.572">
                <text:p>15.5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038">
                <text:p>19.038</text:p>
              </table:table-cell>
              <table:table-cell office:value-type="float" office:value="30.232">
                <text:p>3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